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93c" officeooo:paragraph-rsid="000f293c"/>
    </style:style>
    <style:style style:name="P2" style:family="paragraph" style:parent-style-name="Standard">
      <style:text-properties fo:font-size="16pt" officeooo:rsid="000f293c" officeooo:paragraph-rsid="000f293c" style:font-size-asian="16pt" style:font-size-complex="16pt"/>
    </style:style>
    <style:style style:name="P3" style:family="paragraph" style:parent-style-name="Standard">
      <style:text-properties fo:font-weight="bold" officeooo:rsid="0010b4ca" officeooo:paragraph-rsid="0010b4ca" style:font-weight-asian="bold" style:font-weight-complex="bold"/>
    </style:style>
    <style:style style:name="P4" style:family="paragraph" style:parent-style-name="Standard">
      <style:text-properties fo:font-weight="bold" officeooo:rsid="0011cef4" officeooo:paragraph-rsid="0011cef4" style:font-weight-asian="bold" style:font-weight-complex="bold"/>
    </style:style>
    <style:style style:name="P5" style:family="paragraph" style:parent-style-name="Standard">
      <style:text-properties officeooo:rsid="0011cef4" officeooo:paragraph-rsid="0011cef4"/>
    </style:style>
    <style:style style:name="P6" style:family="paragraph" style:parent-style-name="Standard" style:list-style-name="L1">
      <style:text-properties officeooo:rsid="000f293c" officeooo:paragraph-rsid="000f293c"/>
    </style:style>
    <style:style style:name="P7" style:family="paragraph" style:parent-style-name="Standard" style:list-style-name="L2">
      <style:text-properties officeooo:rsid="000f293c" officeooo:paragraph-rsid="000f293c"/>
    </style:style>
    <style:style style:name="P8" style:family="paragraph" style:parent-style-name="Standard" style:list-style-name="L3">
      <style:text-properties officeooo:rsid="000f293c" officeooo:paragraph-rsid="000f293c"/>
    </style:style>
    <style:style style:name="P9" style:family="paragraph" style:parent-style-name="Standard" style:list-style-name="L4">
      <style:text-properties officeooo:rsid="000f293c" officeooo:paragraph-rsid="000f293c"/>
    </style:style>
    <style:style style:name="P10" style:family="paragraph" style:parent-style-name="Standard" style:list-style-name="L5">
      <style:text-properties officeooo:rsid="0010b4ca" officeooo:paragraph-rsid="0010b4ca"/>
    </style:style>
    <style:style style:name="P11" style:family="paragraph" style:parent-style-name="Standard" style:list-style-name="L6">
      <style:text-properties officeooo:rsid="0010b4ca" officeooo:paragraph-rsid="0010b4ca"/>
    </style:style>
    <style:style style:name="P12" style:family="paragraph" style:parent-style-name="Standard" style:list-style-name="L7">
      <style:text-properties officeooo:rsid="0010b4ca" officeooo:paragraph-rsid="0010b4ca"/>
    </style:style>
    <style:style style:name="P13" style:family="paragraph" style:parent-style-name="Standard" style:list-style-name="L7">
      <style:text-properties officeooo:rsid="0011cef4" officeooo:paragraph-rsid="0011cef4"/>
    </style:style>
    <style:style style:name="P14" style:family="paragraph" style:parent-style-name="Standard" style:list-style-name="L8">
      <style:text-properties fo:font-weight="normal" officeooo:rsid="0011cef4" officeooo:paragraph-rsid="0011cef4" style:font-weight-asian="normal" style:font-weight-complex="normal"/>
    </style:style>
    <style:style style:name="P15" style:family="paragraph" style:parent-style-name="Standard" style:list-style-name="L8">
      <style:text-properties fo:font-weight="bold" officeooo:rsid="0011cef4" officeooo:paragraph-rsid="0011cef4" style:font-weight-asian="bold" style:font-weight-complex="bold"/>
    </style:style>
    <style:style style:name="T1" style:family="text">
      <style:text-properties officeooo:rsid="0011cef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4b8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logie</text:p>
      <text:p text:style-name="P1"/>
      <text:p text:style-name="P3">CHRUPAVKY</text:p>
      <text:p text:style-name="P1">Chondrocity → Chrupavčité buňky</text:p>
      <text:list xml:id="list5223021973108893920" text:style-name="L1">
        <text:list-item>
          <text:p text:style-name="P6">Produkují Chondrin a anorganické látky, jejichž podíl roste (klesá pružnost)</text:p>
        </text:list-item>
      </text:list>
      <text:p text:style-name="P1"/>
      <text:p text:style-name="P1">Hyalinní chrupavka</text:p>
      <text:list xml:id="list8399311675748849806" text:style-name="L2">
        <text:list-item>
          <text:p text:style-name="P7">Pevná vlákna (kolagen)</text:p>
        </text:list-item>
        <text:list-item>
          <text:p text:style-name="P7">Namodralá</text:p>
        </text:list-item>
      </text:list>
      <text:p text:style-name="P1">Elastická chrupavka</text:p>
      <text:list xml:id="list458670108116368420" text:style-name="L3">
        <text:list-item>
          <text:p text:style-name="P8">Časem žloutne</text:p>
        </text:list-item>
        <text:list-item>
          <text:p text:style-name="P8">Příklopka hrtanová, ušní boltec, zvukovod</text:p>
        </text:list-item>
        <text:list-item>
          <text:p text:style-name="P8">Nekalcituje</text:p>
        </text:list-item>
      </text:list>
      <text:p text:style-name="P1">Vazivová chrupavka</text:p>
      <text:list xml:id="list8715382697469743421" text:style-name="L4">
        <text:list-item>
          <text:p text:style-name="P9">Velmi vysoký obsah váken, málo chondrocytů</text:p>
        </text:list-item>
        <text:list-item>
          <text:p text:style-name="P9">Meziobratlové ploténky, spona stydká</text:p>
        </text:list-item>
      </text:list>
      <text:p text:style-name="P1"/>
      <text:p text:style-name="P3">KOSTI</text:p>
      <text:list xml:id="list6063912803972615200" text:style-name="L5">
        <text:list-item>
          <text:p text:style-name="P10">Tvrdá tkáň</text:p>
        </text:list-item>
        <text:list-item>
          <text:p text:style-name="P10">Osteocyty → kostní buňky</text:p>
          <text:list>
            <text:list-item>
              <text:p text:style-name="P10">Tvoří a zároveň ruší mezibuněčnou hmotu kostí</text:p>
              <text:p text:style-name="P10">= architektonika kostí (závisí na práci a tak)</text:p>
            </text:list-item>
          </text:list>
        </text:list-item>
        <text:list-item>
          <text:p text:style-name="P10">Osteon → průřez kostí, podle jeho hustoty se určuj typ kosti</text:p>
        </text:list-item>
      </text:list>
      <text:list xml:id="list6753607445817858734" text:style-name="L6">
        <text:list-item>
          <text:p text:style-name="P11">hutná (úpony na šlachy, měkčí kost)</text:p>
        </text:list-item>
        <text:list-item>
          <text:p text:style-name="P11">houbovitá – u kloubů (nejvíc ohrožená řídnutím kostí, více osteocytů</text:p>
        </text:list-item>
      </text:list>
      <text:list xml:id="list514957609417623249" text:style-name="L7">
        <text:list-item>
          <text:p text:style-name="P12">Osifikace (kostnatění)</text:p>
          <text:list>
            <text:list-item>
              <text:p text:style-name="P12">Z chrupavky →<text:span text:style-name="T1"> třeba růst dětí</text:span></text:p>
            </text:list-item>
            <text:list-item>
              <text:p text:style-name="P13">Z vaziva → přímá → ploché kosti lebky</text:p>
            </text:list-item>
          </text:list>
        </text:list-item>
        <text:list-item>
          <text:p text:style-name="P13">Zuby</text:p>
          <text:list>
            <text:list-item>
              <text:p text:style-name="P13">90% anorganická složka – nějaký opazoid, nejtvrdší část těla</text:p>
            </text:list-item>
            <text:list-item>
              <text:p text:style-name="P13">dentin – organická hmota</text:p>
            </text:list-item>
          </text:list>
        </text:list-item>
      </text:list>
      <text:p text:style-name="P5"/>
      <text:p text:style-name="P4">SVALOVÁ TKÁŇ</text:p>
      <text:list xml:id="list3331626368636801126" text:style-name="L8">
        <text:list-item>
          <text:p text:style-name="P14">fce pohybová, oporná</text:p>
        </text:list-item>
        <text:list-item>
          <text:p text:style-name="P14">3 typy</text:p>
          <text:list>
            <text:list-item>
              <text:p text:style-name="P15"><text:span text:style-name="T2">příčně pruhovaná →</text:span><text:span text:style-name="T3"> větvená, mnohojaderná, jádra po stranách</text:span></text:p>
            </text:list-item>
            <text:list-item>
              <text:p text:style-name="P14">hladká</text:p>
            </text:list-item>
            <text:list-item>
              <text:p text:style-name="P14">srdeční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18:29.869251709</meta:creation-date>
    <meta:editing-duration>PT1M21S</meta:editing-duration>
    <meta:editing-cycles>2</meta:editing-cycles>
    <meta:generator>LibreOffice/5.1.6.2$Linux_x86 LibreOffice_project/10m0$Build-2</meta:generator>
    <dc:date>2018-11-12T11:19:42.575111933</dc:date>
    <meta:document-statistic meta:table-count="0" meta:image-count="0" meta:object-count="0" meta:page-count="1" meta:paragraph-count="34" meta:word-count="163" meta:character-count="962" meta:non-whitespace-character-count="856"/>
  </office:meta>
</office:document-meta>
</file>